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9613e"/>
    </style:style>
    <style:style style:name="P2" style:family="paragraph" style:parent-style-name="Title">
      <style:text-properties officeooo:rsid="0009613e" officeooo:paragraph-rsid="0009613e"/>
    </style:style>
    <style:style style:name="P3" style:family="paragraph" style:parent-style-name="Text_20_body">
      <style:text-properties style:text-underline-style="none" officeooo:rsid="0009e0b5" officeooo:paragraph-rsid="0009e0b5"/>
    </style:style>
    <style:style style:name="P4" style:family="paragraph" style:parent-style-name="Heading_20_1">
      <style:text-properties officeooo:rsid="0009613e" officeooo:paragraph-rsid="0009613e"/>
    </style:style>
    <style:style style:name="P5" style:family="paragraph" style:parent-style-name="Heading_20_2">
      <style:text-properties style:text-underline-style="solid" style:text-underline-width="auto" style:text-underline-color="font-color" officeooo:rsid="0009e0b5" officeooo:paragraph-rsid="0009e0b5"/>
    </style:style>
    <style:style style:name="T1" style:family="text">
      <style:text-properties style:text-underline-style="solid" style:text-underline-width="auto" style:text-underline-color="font-color" officeooo:rsid="0009e0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ge 48, exercice vert</text:p>
      <text:h text:style-name="P4" text:outline-level="1">Exercice 1</text:h>
      <text:p text:style-name="P1"/>
      <text:h text:style-name="P4" text:outline-level="1">Exercice 2</text:h>
      <text:p text:style-name="P1"/>
      <text:h text:style-name="P4" text:outline-level="1">Exercice 3</text:h>
      <text:p text:style-name="P1"/>
      <text:p text:style-name="P1"/>
      <text:h text:style-name="P5" text:outline-level="2">Objectif :</text:h>
      <text:p text:style-name="P3">Travailler les priorités, s’en servir pour écrire une expression qui exprime une réunion de plusieurs objet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1-10-04T15:32:45.788377174</dc:date>
    <meta:editing-duration>PT7M15S</meta:editing-duration>
    <meta:editing-cycles>2</meta:editing-cycles>
    <meta:document-statistic meta:table-count="0" meta:image-count="0" meta:object-count="0" meta:page-count="1" meta:paragraph-count="6" meta:word-count="28" meta:character-count="171" meta:non-whitespace-character-count="149"/>
  </office:meta>
</office:document-meta>
</file>